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51cm" fo:margin-left="0.176cm" table:align="left" style:writing-mode="lr-tb"/>
    </style:style>
    <style:style style:name="Tabela1.A" style:family="table-column">
      <style:table-column-properties style:column-width="4.128cm"/>
    </style:style>
    <style:style style:name="Tabela1.B" style:family="table-column">
      <style:table-column-properties style:column-width="7.382cm"/>
    </style:style>
    <style:style style:name="Tabela1.C" style:family="table-column">
      <style:table-column-properties style:column-width="2.884cm"/>
    </style:style>
    <style:style style:name="Tabela1.D" style:family="table-column">
      <style:table-column-properties style:column-width="2.117cm"/>
    </style:style>
    <style:style style:name="Tabela1.A1" style:family="table-cell">
      <style:table-cell-properties style:vertical-align="top" fo:padding="0.176cm" fo:border="1pt solid #000000"/>
    </style:style>
    <style:style style:name="Tabela1.B9" style:family="table-cell">
      <style:table-cell-properties style:vertical-align="bottom" fo:padding="0.176cm" fo:border="1pt solid #000000"/>
    </style:style>
    <style:style style:name="Tabela1.A10" style:family="table-cell">
      <style:table-cell-properties style:vertical-align="top" fo:padding="0.176cm" fo:border-left="1pt solid #000000" fo:border-right="1pt solid #000000" fo:border-top="none" fo:border-bottom="1pt solid #000000"/>
    </style:style>
    <style:style style:name="Tabela1.B10" style:family="table-cell">
      <style:table-cell-properties style:vertical-align="bottom" fo:padding="0.176cm" fo:border-left="1pt solid #000000" fo:border-right="1pt solid #000000" fo:border-top="none" fo:border-bottom="1pt solid #000000"/>
    </style:style>
    <style:style style:name="Tabela2" style:family="table">
      <style:table-properties style:width="16.51cm" fo:margin-left="0.176cm" table:align="left" style:writing-mode="lr-tb"/>
    </style:style>
    <style:style style:name="Tabela2.A" style:family="table-column">
      <style:table-column-properties style:column-width="8.255cm"/>
    </style:style>
    <style:style style:name="Tabela2.A1" style:family="table-cell">
      <style:table-cell-properties style:vertical-align="top" fo:background-color="#4f81bd" fo:padding-left="0.176cm" fo:padding-right="0.176cm" fo:padding-top="0cm" fo:padding-bottom="0cm" fo:border="1pt solid #000000">
        <style:background-image/>
      </style:table-cell-properties>
    </style:style>
    <style:style style:name="Tabela2.A2" style:family="table-cell">
      <style:table-cell-properties style:vertical-align="top" fo:padding="0.176cm" fo:border="1pt solid #000000"/>
    </style:style>
    <style:style style:name="Tabela2.B2" style:family="table-cell">
      <style:table-cell-properties style:vertical-align="top" fo:padding="0.176cm" fo:border="1pt solid #000000"/>
    </style:style>
    <style:style style:name="Tabela2.A3" style:family="table-cell">
      <style:table-cell-properties style:vertical-align="top" fo:padding="0.176cm" fo:border="1pt solid #000000"/>
    </style:style>
    <style:style style:name="Tabela2.B3" style:family="table-cell">
      <style:table-cell-properties style:vertical-align="top" fo:padding="0.176cm" fo:border="1pt solid #000000"/>
    </style:style>
    <style:style style:name="Tabela2.A4" style:family="table-cell">
      <style:table-cell-properties style:vertical-align="top" fo:padding="0.176cm" fo:border="1pt solid #000000"/>
    </style:style>
    <style:style style:name="Tabela2.B4" style:family="table-cell">
      <style:table-cell-properties style:vertical-align="top" fo:padding="0.176cm" fo:border="1pt solid #000000"/>
    </style:style>
    <style:style style:name="Tabela2.A5" style:family="table-cell">
      <style:table-cell-properties style:vertical-align="top" fo:padding="0.176cm" fo:border="1pt solid #000000"/>
    </style:style>
    <style:style style:name="Tabela2.B5" style:family="table-cell">
      <style:table-cell-properties style:vertical-align="top" fo:padding="0.176cm" fo:border="1pt solid #000000"/>
    </style:style>
    <style:style style:name="Tabela2.A6" style:family="table-cell">
      <style:table-cell-properties style:vertical-align="top" fo:padding="0.176cm" fo:border="1pt solid #000000"/>
    </style:style>
    <style:style style:name="Tabela2.B6" style:family="table-cell">
      <style:table-cell-properties style:vertical-align="top" fo:padding="0.176cm" fo:border="1pt solid #000000"/>
    </style:style>
    <style:style style:name="P1" style:family="paragraph" style:parent-style-name="Standard">
      <style:paragraph-properties fo:margin-left="0cm" fo:margin-right="0cm" fo:line-height="115%" fo:text-indent="0cm" style:auto-text-indent="false" fo:break-before="auto" fo:break-after="auto" style:writing-mode="lr-tb"/>
    </style:style>
    <style:style style:name="P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15%" fo:text-align="end" style:justify-single-word="false" fo:text-indent="0cm" style:auto-text-indent="false" fo:break-before="auto" fo:break-after="auto" style:writing-mode="lr-tb"/>
    </style:style>
    <style:style style:name="P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style:font-size-asian="14pt" style:font-size-complex="14pt"/>
    </style:style>
    <style:style style:name="P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0pt" style:font-size-asian="10pt" style:font-size-complex="10pt"/>
    </style:style>
    <style:style style:name="P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1" style:family="paragraph" style:parent-style-name="Standard">
      <style:paragraph-properties fo:margin-left="0cm" fo:margin-right="0cm" fo:line-height="115%" fo:text-align="justify" style:justify-single-word="false" fo:text-indent="0cm" style:auto-text-indent="false" fo:break-before="page" style:writing-mode="lr-tb"/>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fo:text-align="center" style:justify-single-word="false" fo:break-before="auto" fo:break-after="auto" style:writing-mode="lr-tb"/>
    </style:style>
    <style:style style:name="P14" style:family="paragraph" style:parent-style-name="Standard">
      <style:paragraph-properties fo:line-height="115%" fo:text-align="justify" style:justify-single-word="false" fo:break-before="auto" fo:break-after="auto" style:writing-mode="lr-tb"/>
    </style:style>
    <style:style style:name="P15"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16"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17" style:family="paragraph" style:parent-style-name="Standard">
      <style:paragraph-properties fo:line-height="115%" fo:break-before="page" style:writing-mode="lr-tb"/>
    </style:style>
    <style:style style:name="P18"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line-height="115%" fo:text-indent="3.457cm" style:auto-text-indent="false" fo:break-before="auto" fo:break-after="auto" style:writing-mode="lr-tb"/>
    </style:style>
    <style:style style:name="P20" style:family="paragraph" style:parent-style-name="Standard">
      <style:paragraph-properties fo:margin-left="0cm" fo:margin-right="0cm" fo:line-height="115%" fo:text-align="justify" style:justify-single-word="false" fo:text-indent="3.457cm" style:auto-text-indent="false" fo:break-before="auto" fo:break-after="auto" style:writing-mode="lr-tb"/>
    </style:style>
    <style:style style:name="P21" style:family="paragraph" style:parent-style-name="Standard">
      <style:paragraph-properties fo:margin-left="0cm" fo:margin-right="0cm" fo:line-height="115%" fo:text-indent="11.183cm" style:auto-text-indent="false" fo:break-before="auto" fo:break-after="auto" style:writing-mode="lr-tb"/>
    </style:style>
    <style:style style:name="P22" style:family="paragraph" style:parent-style-name="Standard">
      <style:paragraph-properties fo:margin-left="0cm" fo:margin-right="0cm" fo:line-height="115%" fo:text-align="justify" style:justify-single-word="false" fo:text-indent="11.183cm" style:auto-text-indent="false" fo:break-before="auto" fo:break-after="auto" style:writing-mode="lr-tb"/>
    </style:style>
    <style:style style:name="P23" style:family="paragraph" style:parent-style-name="Standard">
      <style:paragraph-properties fo:margin-left="0cm" fo:margin-right="0cm" fo:line-height="115%" fo:text-align="center" style:justify-single-word="false" fo:text-indent="11.183cm" style:auto-text-indent="false" fo:break-before="auto" fo:break-after="auto" style:writing-mode="lr-tb"/>
    </style:style>
    <style:style style:name="P24" style:family="paragraph" style:parent-style-name="Standard">
      <style:paragraph-properties fo:margin-left="1.27cm" fo:margin-right="0cm" fo:line-height="115%" fo:text-align="start" style:justify-single-word="false" fo:text-indent="1.27cm" style:auto-text-indent="false" fo:break-before="auto" fo:break-after="auto" style:writing-mode="lr-tb"/>
    </style:style>
    <style:style style:name="P25" style:family="paragraph" style:parent-style-name="Heading_20_2">
      <style:paragraph-properties fo:line-height="115%" fo:text-align="justify" style:justify-single-word="false" fo:break-before="auto" fo:break-after="auto" style:writing-mode="lr-tb"/>
    </style:style>
    <style:style style:name="P26" style:family="paragraph" style:parent-style-name="Heading_20_3">
      <style:paragraph-properties fo:margin-top="0cm" fo:margin-bottom="0cm" fo:line-height="115%" fo:text-align="justify" style:justify-single-word="false" fo:break-before="auto" fo:break-after="auto" style:writing-mode="lr-tb"/>
    </style:style>
    <style:style style:name="P27" style:family="paragraph" style:parent-style-name="Heading_20_3">
      <style:paragraph-properties fo:line-height="115%" fo:break-before="auto" fo:break-after="auto" style:writing-mode="lr-tb"/>
    </style:style>
    <style:style style:name="P28" style:family="paragraph" style:parent-style-name="Heading_20_3">
      <style:paragraph-properties fo:line-height="115%" fo:text-align="justify" style:justify-single-word="false" fo:break-before="auto" fo:break-after="auto" style:writing-mode="lr-tb"/>
    </style:style>
    <style:style style:name="P29" style:family="paragraph" style:parent-style-name="Heading_20_1">
      <style:paragraph-properties fo:line-height="115%" fo:text-align="justify" style:justify-single-word="false" fo:break-before="page" style:writing-mode="lr-tb"/>
    </style:style>
    <style:style style:name="P30" style:family="paragraph" style:parent-style-name="Heading_20_1">
      <style:paragraph-properties fo:line-height="115%" fo:text-align="justify" style:justify-single-word="false" fo:break-before="auto" fo:break-after="auto" style:writing-mode="lr-tb"/>
    </style:style>
    <style:style style:name="P31" style:family="paragraph" style:parent-style-name="Contents_20_10">
      <style:paragraph-properties>
        <style:tab-stops>
          <style:tab-stop style:position="13.09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Standard" style:master-page-name="Standard">
      <style:paragraph-properties fo:margin-left="0cm" fo:margin-right="0cm" fo:line-height="115%" fo:text-indent="0cm" style:auto-text-indent="false" style:page-number="auto" fo:break-before="auto" fo:break-after="auto" style:writing-mode="lr-tb"/>
    </style:style>
    <style:style style:name="P34" style:family="paragraph" style:parent-style-name="Standard">
      <style:paragraph-properties fo:margin-left="0cm" fo:margin-right="0cm" fo:line-height="115%" fo:text-indent="0cm" style:auto-text-indent="false" fo:break-before="auto" fo:break-after="auto" style:writing-mode="lr-tb"/>
    </style:style>
    <style:style style:name="P3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0pt" style:font-size-asian="10pt" style:font-size-complex="10pt"/>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ffffff" style:text-line-through-style="none" style:font-name="Arial" fo:font-size="12pt" fo:font-style="normal" style:text-underline-style="none" fo:font-weight="bold" fo:background-color="#4f81b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2" style:family="paragraph" style:parent-style-name="Standard">
      <style:paragraph-properties fo:margin-left="0cm" fo:margin-right="0cm" fo:line-height="115%" fo:text-indent="0cm" style:auto-text-indent="false" style:writing-mode="lr-tb"/>
    </style:style>
    <style:style style:name="P43" style:family="paragraph" style:parent-style-name="Standard">
      <style:paragraph-properties fo:line-height="115%" fo:break-before="auto" fo:break-after="auto" style:writing-mode="lr-tb"/>
    </style:style>
    <style:style style:name="P44" style:family="paragraph" style:parent-style-name="Standard">
      <style:paragraph-properties fo:line-height="115%" fo:text-align="start" style:justify-single-word="false" fo:break-before="auto" fo:break-after="auto" style:writing-mode="lr-tb"/>
    </style:style>
    <style:style style:name="P45" style:family="paragraph" style:parent-style-name="Standard" style:master-page-name="Standard">
      <style:paragraph-properties fo:line-height="115%" style:page-number="auto" fo:break-before="auto" fo:break-after="auto" style:writing-mode="lr-tb"/>
    </style:style>
    <style:style style:name="P46"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47"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48"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49" style:family="paragraph" style:parent-style-name="Standard" style:list-style-name="LS4">
      <style:paragraph-properties fo:margin-top="0cm" fo:margin-bottom="0cm" fo:line-height="115%" fo:text-align="justify" style:justify-single-word="false" fo:break-before="auto" fo:break-after="auto" style:writing-mode="lr-tb"/>
    </style:style>
    <style:style style:name="P50" style:family="paragraph" style:parent-style-name="Standard" style:list-style-name="LS6">
      <style:paragraph-properties fo:margin-top="0cm" fo:margin-bottom="0cm" fo:line-height="115%" fo:text-align="justify" style:justify-single-word="false" fo:break-before="auto" fo:break-after="auto" style:writing-mode="lr-tb"/>
    </style:style>
    <style:style style:name="P51" style:family="paragraph" style:parent-style-name="Standard" style:list-style-name="LS4">
      <style:paragraph-properties fo:margin-top="0cm" fo:margin-bottom="0cm" fo:line-height="115%" fo:text-align="justify" style:justify-single-word="false" fo:break-before="auto" fo:break-after="auto" style:writing-mode="lr-tb"/>
      <style:text-properties fo:font-weight="bold" style:font-weight-asian="bold" style:font-weight-complex="bold"/>
    </style:style>
    <style:style style:name="P52" style:family="paragraph" style:parent-style-name="Standard">
      <style:paragraph-properties fo:line-height="115%" style:writing-mode="lr-tb"/>
    </style:style>
    <style:style style:name="P53" style:family="paragraph" style:parent-style-name="Standard">
      <style:paragraph-properties fo:line-height="115%" fo:text-align="start" style:justify-single-word="false"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style="italic" style:font-style-asian="italic" style:font-style-complex="italic"/>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52"/>
      <text:p text:style-name="P52"/>
      <text:p text:style-name="P52"/>
      <text:p text:style-name="P52"/>
      <text:p text:style-name="P52"/>
      <text:p text:style-name="P52"><text:s/><draw:frame draw:style-name="fr1" draw:name="figura1" text:anchor-type="as-char" svg:width="8.467cm" svg:height="6.35cm" draw:z-index="0"><draw:image xlink:href="Pictures/1000020100000140000000F06BA53021.png" xlink:type="simple" xlink:show="embed" xlink:actuate="onLoad"/></draw:frame></text:p>
      <text:p text:style-name="P52"/>
      <text:p text:style-name="P1"><text:span text:style-name="T1">SGB_DESREQ_EspecificaçãoRequisitos</text:span></text:p>
      <text:p text:style-name="P42"><text:span text:style-name="T1"/></text:p>
      <text:p text:style-name="P12"><text:span text:style-name="T1">Versão 1.0</text:span></text:p>
      <text:p text:style-name="P12"/>
      <text:p text:style-name="P12"/>
      <text:p text:style-name="P17"><text:span text:style-name="T3">Histórico</text:span><text:span text:style-name="T3"> </text:span><text:span text:style-name="T3">de</text:span><text:span text:style-name="T3"> </text:span><text:span text:style-name="T3">Revisões</text:span></text:p>
      <text:p text:style-name="P12"/>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7">Nome</text:p>
          </table:table-cell>
          <table:table-cell table:style-name="Tabela1.A1" office:value-type="string">
            <text:p text:style-name="P37">Alterações</text:p>
          </table:table-cell>
          <table:table-cell table:style-name="Tabela1.A1" office:value-type="string">
            <text:p text:style-name="P37">Data</text:p>
          </table:table-cell>
          <table:table-cell table:style-name="Tabela1.A1" office:value-type="string">
            <text:p text:style-name="P37">Versão</text:p>
          </table:table-cell>
        </table:table-row>
        <table:table-row>
          <table:table-cell table:style-name="Tabela1.A1" office:value-type="string">
            <text:p text:style-name="P9"><text:span text:style-name="T4">Bruno</text:span><text:span text:style-name="T4"> </text:span><text:span text:style-name="T4">Blumenschein</text:span></text:p>
          </table:table-cell>
          <table:table-cell table:style-name="Tabela1.A1" office:value-type="string">
            <text:p text:style-name="P9"><text:span text:style-name="T4">Criação</text:span><text:span text:style-name="T4"> </text:span><text:span text:style-name="T4">do</text:span><text:span text:style-name="T4"> </text:span><text:span text:style-name="T4">Esqueleto</text:span><text:span text:style-name="T4"> </text:span><text:span text:style-name="T4">do</text:span><text:span text:style-name="T4"> </text:span><text:span text:style-name="T4">Documento</text:span></text:p>
          </table:table-cell>
          <table:table-cell table:style-name="Tabela1.A1" office:value-type="string">
            <text:p text:style-name="P39">30/10/2012</text:p>
          </table:table-cell>
          <table:table-cell table:style-name="Tabela1.A1" office:value-type="string">
            <text:p text:style-name="P39">0.1</text:p>
          </table:table-cell>
        </table:table-row>
        <table:table-row>
          <table:table-cell table:style-name="Tabela1.A1" office:value-type="string">
            <text:p text:style-name="P9"><text:span text:style-name="T4">Bruno</text:span><text:span text:style-name="T4"> </text:span><text:span text:style-name="T4">Blumenschein</text:span></text:p>
          </table:table-cell>
          <table:table-cell table:style-name="Tabela1.A1" office:value-type="string">
            <text:p text:style-name="P9"><text:span text:style-name="T4">Início</text:span><text:span text:style-name="T4"> </text:span><text:span text:style-name="T4">da</text:span><text:span text:style-name="T4"> </text:span><text:span text:style-name="T4">inserção</text:span><text:span text:style-name="T4"> </text:span><text:span text:style-name="T4">de</text:span><text:span text:style-name="T4"> </text:span><text:span text:style-name="T4">informações</text:span><text:span text:style-name="T4"> </text:span><text:span text:style-name="T4">pertinentes</text:span><text:span text:style-name="T4">. </text:span><text:span text:style-name="T4">Tópicos</text:span><text:span text:style-name="T4"> </text:span><text:span text:style-name="T4">da</text:span><text:span text:style-name="T4"> </text:span><text:span text:style-name="T4">seção</text:span><text:span text:style-name="T4"> 1.</text:span></text:p>
          </table:table-cell>
          <table:table-cell table:style-name="Tabela1.A1" office:value-type="string">
            <text:p text:style-name="P39">30/10/2012</text:p>
          </table:table-cell>
          <table:table-cell table:style-name="Tabela1.A1" office:value-type="string">
            <text:p text:style-name="P39">0.2</text:p>
          </table:table-cell>
        </table:table-row>
        <table:table-row>
          <table:table-cell table:style-name="Tabela1.A1" office:value-type="string">
            <text:p text:style-name="P9"><text:span text:style-name="T4">Andressa</text:span><text:span text:style-name="T4"> </text:span><text:span text:style-name="T4">Gonçalves</text:span></text:p>
          </table:table-cell>
          <table:table-cell table:style-name="Tabela1.A1" office:value-type="string">
            <text:p text:style-name="P9"><text:span text:style-name="T4">Inserção</text:span><text:span text:style-name="T4"> </text:span><text:span text:style-name="T4">de</text:span><text:span text:style-name="T4"> </text:span><text:span text:style-name="T4">informações</text:span><text:span text:style-name="T4"> </text:span><text:span text:style-name="T4">Pertinentes</text:span><text:span text:style-name="T4">. </text:span><text:span text:style-name="T4">Tópicos</text:span><text:span text:style-name="T4"> </text:span><text:span text:style-name="T4">da</text:span><text:span text:style-name="T4"> </text:span><text:span text:style-name="T4">seção</text:span><text:span text:style-name="T4"> 2.</text:span></text:p>
          </table:table-cell>
          <table:table-cell table:style-name="Tabela1.A1" office:value-type="string">
            <text:p text:style-name="P39">30/10/2012</text:p>
          </table:table-cell>
          <table:table-cell table:style-name="Tabela1.A1" office:value-type="string">
            <text:p text:style-name="P39">0.3</text:p>
          </table:table-cell>
        </table:table-row>
        <table:table-row>
          <table:table-cell table:style-name="Tabela1.A1" office:value-type="string">
            <text:p text:style-name="P9"><text:span text:style-name="T4">Andressa</text:span><text:span text:style-name="T4"> </text:span><text:span text:style-name="T4">Gonçalves</text:span></text:p>
          </table:table-cell>
          <table:table-cell table:style-name="Tabela1.A1" office:value-type="string">
            <text:p text:style-name="P9"><text:span text:style-name="T4">Alteração</text:span><text:span text:style-name="T4"> </text:span><text:span text:style-name="T4">de</text:span><text:span text:style-name="T4"> </text:span><text:span text:style-name="T4">informações</text:span><text:span text:style-name="T4"> </text:span><text:span text:style-name="T4">Pertinentes</text:span><text:span text:style-name="T4">. </text:span><text:span text:style-name="T4">Tópicos</text:span><text:span text:style-name="T4"> </text:span><text:span text:style-name="T4">da</text:span><text:span text:style-name="T4"> </text:span><text:span text:style-name="T4">seção</text:span><text:span text:style-name="T4"> 2</text:span></text:p>
          </table:table-cell>
          <table:table-cell table:style-name="Tabela1.A1" office:value-type="string">
            <text:p text:style-name="P39">31/10/2012</text:p>
          </table:table-cell>
          <table:table-cell table:style-name="Tabela1.A1" office:value-type="string">
            <text:p text:style-name="P39">0.4</text:p>
          </table:table-cell>
        </table:table-row>
        <table:table-row>
          <table:table-cell table:style-name="Tabela1.A1" office:value-type="string">
            <text:p text:style-name="P9"><text:span text:style-name="T4">Andressa</text:span><text:span text:style-name="T4"> </text:span><text:span text:style-name="T4">Gonçalves</text:span></text:p>
          </table:table-cell>
          <table:table-cell table:style-name="Tabela1.A1" office:value-type="string">
            <text:p text:style-name="P9"><text:span text:style-name="T4">Inserção</text:span><text:span text:style-name="T4"> </text:span><text:span text:style-name="T4">de</text:span><text:span text:style-name="T4"> </text:span><text:span text:style-name="T4">informações</text:span><text:span text:style-name="T4"> </text:span><text:span text:style-name="T4">Pertinentes</text:span><text:span text:style-name="T4">.</text:span></text:p>
            <text:p text:style-name="P9"><text:span text:style-name="T4">Tópicos</text:span><text:span text:style-name="T4"> </text:span><text:span text:style-name="T4">da</text:span><text:span text:style-name="T4"> </text:span><text:span text:style-name="T4">seção</text:span><text:span text:style-name="T4"> 3</text:span></text:p>
          </table:table-cell>
          <table:table-cell table:style-name="Tabela1.A1" office:value-type="string">
            <text:p text:style-name="P39">31/10/2012</text:p>
          </table:table-cell>
          <table:table-cell table:style-name="Tabela1.A1" office:value-type="string">
            <text:p text:style-name="P39">0.5</text:p>
          </table:table-cell>
        </table:table-row>
        <table:table-row>
          <table:table-cell table:style-name="Tabela1.A1" office:value-type="string">
            <text:p text:style-name="P9"><text:span text:style-name="T4">Rodrigo</text:span><text:span text:style-name="T4"> </text:span><text:span text:style-name="T4">Andrade</text:span></text:p>
          </table:table-cell>
          <table:table-cell table:style-name="Tabela1.A1" office:value-type="string">
            <text:p text:style-name="P9"><text:span text:style-name="T4">Alteração</text:span><text:span text:style-name="T4"> </text:span><text:span text:style-name="T4">de</text:span><text:span text:style-name="T4"> </text:span><text:span text:style-name="T4">itens</text:span><text:span text:style-name="T4"> </text:span><text:span text:style-name="T4">nas</text:span><text:span text:style-name="T4"> </text:span><text:span text:style-name="T4">seções</text:span><text:span text:style-name="T4"> 2 </text:span><text:span text:style-name="T4">e</text:span><text:span text:style-name="T4"> 2.1</text:span></text:p>
          </table:table-cell>
          <table:table-cell table:style-name="Tabela1.A1" office:value-type="string">
            <text:p text:style-name="P39">31/10/2012</text:p>
          </table:table-cell>
          <table:table-cell table:style-name="Tabela1.A1" office:value-type="string">
            <text:p text:style-name="P39">0.6</text:p>
          </table:table-cell>
        </table:table-row>
        <table:table-row>
          <table:table-cell table:style-name="Tabela1.A1" office:value-type="string">
            <text:p text:style-name="P9"><text:span text:style-name="T4">Rodrigo</text:span><text:span text:style-name="T4"> </text:span><text:span text:style-name="T4">Andrade</text:span></text:p>
          </table:table-cell>
          <table:table-cell table:style-name="Tabela1.A1" office:value-type="string">
            <text:p text:style-name="P9"><text:span text:style-name="T4">Inserção</text:span><text:span text:style-name="T4"> </text:span><text:span text:style-name="T4">de</text:span><text:span text:style-name="T4"> </text:span><text:span text:style-name="T4">conteúdos</text:span><text:span text:style-name="T4"> </text:span><text:span text:style-name="T4">dos</text:span><text:span text:style-name="T4"> </text:span><text:span text:style-name="T4">tópicos</text:span><text:span text:style-name="T4"> </text:span><text:span text:style-name="T4">da</text:span><text:span text:style-name="T4"> </text:span><text:span text:style-name="T4">seção</text:span><text:span text:style-name="T4"> 2.1</text:span></text:p>
          </table:table-cell>
          <table:table-cell table:style-name="Tabela1.A1" office:value-type="string">
            <text:p text:style-name="P39">31/10/2012</text:p>
          </table:table-cell>
          <table:table-cell table:style-name="Tabela1.A1" office:value-type="string">
            <text:p text:style-name="P39">0.7</text:p>
          </table:table-cell>
        </table:table-row>
        <table:table-row>
          <table:table-cell table:style-name="Tabela1.A1" office:value-type="string">
            <text:p text:style-name="P9"><text:span text:style-name="T4">Bruno</text:span><text:span text:style-name="T4"> </text:span><text:span text:style-name="T4">Blumenschein</text:span></text:p>
          </table:table-cell>
          <table:table-cell table:style-name="Tabela1.B9" office:value-type="string">
            <text:p text:style-name="P9"><text:span text:style-name="T4">Revisão</text:span><text:span text:style-name="T4"> </text:span><text:span text:style-name="T4">e</text:span><text:span text:style-name="T4"> </text:span><text:span text:style-name="T4">Inserção</text:span><text:span text:style-name="T4"> </text:span><text:span text:style-name="T4">de</text:span><text:span text:style-name="T4"> </text:span><text:span text:style-name="T4">dados</text:span><text:span text:style-name="T4"> </text:span><text:span text:style-name="T4">referentes</text:span><text:span text:style-name="T4"> </text:span><text:span text:style-name="T4">ao</text:span><text:span text:style-name="T4"> </text:span><text:span text:style-name="T4">itens</text:span><text:span text:style-name="T4">: 2, 2.1, 2.2, 2.3 </text:span><text:span text:style-name="T4">e</text:span><text:span text:style-name="T4"> 3</text:span></text:p>
          </table:table-cell>
          <table:table-cell table:style-name="Tabela1.A1" office:value-type="string">
            <text:p text:style-name="P39">01/11/2012</text:p>
          </table:table-cell>
          <table:table-cell table:style-name="Tabela1.A1" office:value-type="string">
            <text:p text:style-name="P39">0.8</text:p>
          </table:table-cell>
        </table:table-row>
        <table:table-row>
          <table:table-cell table:style-name="Tabela1.A10" office:value-type="string">
            <text:p text:style-name="P9">Rodrigo Andrade</text:p>
          </table:table-cell>
          <table:table-cell table:style-name="Tabela1.B10" office:value-type="string">
            <text:p text:style-name="P9">Formatação do documento para entrega</text:p>
          </table:table-cell>
          <table:table-cell table:style-name="Tabela1.A10" office:value-type="string">
            <text:p text:style-name="P39">01/11/2012</text:p>
          </table:table-cell>
          <table:table-cell table:style-name="Tabela1.A10" office:value-type="string">
            <text:p text:style-name="P39">1.0</text:p>
          </table:table-cell>
        </table:table-row>
      </table:table>
      <text:p text:style-name="P13"/>
      <text:p text:style-name="P13"/>
      <text:p text:style-name="P4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32">Sumário</text:p>
          </text:index-title>
          <text:p text:style-name="P31">1. Introdução<text:tab/>5</text:p>
          <text:p text:style-name="P31">1.1. Propósito<text:tab/>5</text:p>
          <text:p text:style-name="P31">1.2. Âmbito<text:tab/>5</text:p>
          <text:p text:style-name="P31">1.3. Definições, acrónimos e abreviaturas<text:tab/>5</text:p>
          <text:p text:style-name="P31">1.4. Referências<text:tab/>5</text:p>
          <text:p text:style-name="P31">1.5. Organização<text:tab/>6</text:p>
          <text:p text:style-name="P31">2. Descrição Geral <text:tab/>6</text:p>
          <text:p text:style-name="P31">2.1. Perspectiva do Produto<text:tab/>6</text:p>
          <text:p text:style-name="P31">Interfaces de Sistema<text:tab/>6</text:p>
          <text:p text:style-name="P31">Interfaces do Utilizador<text:tab/>7</text:p>
          <text:p text:style-name="P31">Interfaces de Hardware<text:tab/>7</text:p>
          <text:p text:style-name="P31">Interfaces de Software<text:tab/>7</text:p>
          <text:p text:style-name="P31">Interfaces de Comunicação<text:tab/>8</text:p>
          <text:p text:style-name="P31">2.2. Funcionalidades do Produto<text:tab/>8</text:p>
          <text:p text:style-name="P31">2.3. Características do Utilizador<text:tab/>9</text:p>
          <text:p text:style-name="P31">2.4. Restrições<text:tab/>9</text:p>
          <text:p text:style-name="P31">2.5. Assunções e dependências<text:tab/>9</text:p>
          <text:p text:style-name="P31">2.6. Divisão e Atribuição<text:tab/>9</text:p>
          <text:p text:style-name="P31">3. Exigências Específicas <text:s text:c="2"/><text:tab/>9</text:p>
          <text:p text:style-name="P31">3.1 Interfaces Externas<text:tab/>10</text:p>
          <text:p text:style-name="P31">3.2 Funções<text:tab/>10</text:p>
          <text:p text:style-name="P31">3.3 Exigências de Desempenho <text:tab/>10</text:p>
          <text:p text:style-name="P31">3.4 Exigências Lógicas de Base de Dados <text:tab/>10</text:p>
          <text:p text:style-name="P31">3.5 Restrições de Desenho<text:tab/>11</text:p>
          <text:p text:style-name="P31">3.5.1 Obediência a Normas<text:tab/>11</text:p>
          <text:p text:style-name="P31">3.6 Atributos do Sistema de Software<text:tab/>11</text:p>
          <text:p text:style-name="P31">3.6.1 Fiabilidade <text:tab/>11</text:p>
          <text:p text:style-name="P31">3.6.2 Disponibilidade<text:tab/>11</text:p>
          <text:p text:style-name="P31">3.6.3 Segurança<text:tab/>11</text:p>
          <text:p text:style-name="P31">3.6.4 Capacidade de Manutenção<text:tab/>11</text:p>
          <text:p text:style-name="P31">3.6.5 Portabilidade<text:tab/>11</text:p>
          <text:p text:style-name="P31">3.7 Organização das Exigências Especificas<text:tab/>11</text:p>
          <text:p text:style-name="P31">3.7.1 Modo de Sistema<text:tab/>11</text:p>
          <text:p text:style-name="P31">3.7.2 Classe do Utilizador <text:tab/>11</text:p>
          <text:p text:style-name="P31">3.7.3 Objetos<text:tab/>11</text:p>
          <text:p text:style-name="P31">3.7.4 Característica<text:tab/>12</text:p>
          <text:p text:style-name="P31">3.7.5 Estímulo<text:tab/>12</text:p>
          <text:p text:style-name="P31">3.7.6 Resposta<text:tab/>12</text:p>
          <text:p text:style-name="P31">3.7.7 Hierarquia Funcional<text:tab/>12</text:p>
          <text:p text:style-name="P31"><text:soft-page-break/>3.7.8 Comentários Adicionais<text:tab/>12</text:p>
          <text:p text:style-name="P31">4. Informação de Suporte<text:tab/>12</text:p>
          <text:p text:style-name="P31">4.1 Tabela de Conteúdos e Índice Remissivo<text:tab/>12</text:p>
          <text:p text:style-name="P31">4.2 Apêndice<text:tab/>12</text:p>
        </text:index-body>
      </text:table-of-content>
      <text:p text:style-name="P53"/>
      <text:h text:style-name="P29" text:outline-level="10"><text:bookmark-start text:name="h.9ss3ghx6jf3z"/>1.<text:bookmark-end text:name="h.9ss3ghx6jf3z"/> Introdução</text:h>
      <text:p text:style-name="P2">Este é um documento único de especificação de requisitos (exigências) de software, identificado pelo título: SGB_DES_<text:span text:style-name="T5">EspecificaçãoRequisitos</text:span><text:span text:style-name="T5">.</text:span><text:span text:style-name="T2"> </text:span></text:p>
      <text:p text:style-name="P5"/>
      <text:h text:style-name="P25" text:outline-level="10"><text:bookmark-start text:name="h.5kguj5jb151b"/>1.1.<text:bookmark-end text:name="h.5kguj5jb151b"/> Propósito</text:h>
      <text:p text:style-name="P2">O propósito deste documento é descrever requisitos (exigências) de software de maneira correta, não ambígua, completa, consistente, classificável, verificável, modificável e rastreável. Este documento foi confeccionado através de uma parceria entre os clientes, os stakeholders do projeto representandos por pelo professor Cássio Leonardo Rodrigues e pelo professor Juliano Lopes de Oliveira; e os fornecedores, a equipe de desenvolvimento, representada pela turma do oitavo período de engenharia de software da UFG. O público alvo são os próprios clientes e fornecedores envolvidos.</text:p>
      <text:p text:style-name="P5"/>
      <text:h text:style-name="P25" text:outline-level="10"><text:bookmark-start text:name="h.i0dezcoa8oi5"/>1.2.<text:bookmark-end text:name="h.i0dezcoa8oi5"/> Âmbito</text:h>
      <text:p text:style-name="P2">O âmbito desta especificação é, atendendo as necessidades dos fornecedores de requisitos, a plena descrição dos requisitos (exigências) específicas para o sistema SGB - Sistema de Gestão Bibliográfica da UFG. Sistema este responsável pelo apoio a coordenação e ao conselheiro do INF durante o processo de: identificação, pedido e compra de livros para a biblioteca. Matendo o acervo sempre atualizado e de acordo com as normas dos orgãos reguladores.</text:p>
      <text:p text:style-name="P5"/>
      <text:h text:style-name="P25" text:outline-level="10"><text:bookmark-start text:name="h.45gu0h1urhj"/>1.3.<text:bookmark-end text:name="h.45gu0h1urhj"/> Definições, acrónimos e abreviaturas</text:h>
      <table:table table:name="Tabela2" table:style-name="Tabela2">
        <table:table-column table:style-name="Tabela2.A" table:number-columns-repeated="2"/>
        <table:table-row>
          <table:table-cell table:style-name="Tabela2.A1" office:value-type="string">
            <text:p text:style-name="P40">Termo</text:p>
          </table:table-cell>
          <table:table-cell table:style-name="Tabela2.A1" office:value-type="string">
            <text:p text:style-name="P40">Descrição</text:p>
          </table:table-cell>
        </table:table-row>
        <table:table-row>
          <table:table-cell table:style-name="Tabela2.A2" office:value-type="string">
            <text:p text:style-name="P38">BC</text:p>
          </table:table-cell>
          <table:table-cell table:style-name="Tabela2.B2" office:value-type="string">
            <text:p text:style-name="P10"><text:span text:style-name="T4">Biblioteca</text:span><text:span text:style-name="T4"> </text:span><text:span text:style-name="T4">Central</text:span></text:p>
          </table:table-cell>
        </table:table-row>
        <table:table-row>
          <table:table-cell table:style-name="Tabela2.A3" office:value-type="string">
            <text:p text:style-name="P38">MEC</text:p>
          </table:table-cell>
          <table:table-cell table:style-name="Tabela2.B3" office:value-type="string">
            <text:p text:style-name="P10"><text:span text:style-name="T4">Ministério</text:span><text:span text:style-name="T4"> </text:span><text:span text:style-name="T4">da</text:span><text:span text:style-name="T4"> </text:span><text:span text:style-name="T4">Educação</text:span></text:p>
          </table:table-cell>
        </table:table-row>
        <table:table-row>
          <table:table-cell table:style-name="Tabela2.A4" office:value-type="string">
            <text:p text:style-name="P38">INF</text:p>
          </table:table-cell>
          <table:table-cell table:style-name="Tabela2.B4" office:value-type="string">
            <text:p text:style-name="P10"><text:span text:style-name="T4">Instituto</text:span><text:span text:style-name="T4"> </text:span><text:span text:style-name="T4">de</text:span><text:span text:style-name="T4"> </text:span><text:span text:style-name="T4">Informática</text:span></text:p>
          </table:table-cell>
        </table:table-row>
        <table:table-row>
          <table:table-cell table:style-name="Tabela2.A5" office:value-type="string">
            <text:p text:style-name="P38">UFG</text:p>
          </table:table-cell>
          <table:table-cell table:style-name="Tabela2.B5" office:value-type="string">
            <text:p text:style-name="P10"><text:span text:style-name="T4">Universidade</text:span><text:span text:style-name="T4"> </text:span><text:span text:style-name="T4">Federal</text:span><text:span text:style-name="T4"> </text:span><text:span text:style-name="T4">de</text:span><text:span text:style-name="T4"> </text:span><text:span text:style-name="T4">Goiás</text:span></text:p>
          </table:table-cell>
        </table:table-row>
        <table:table-row>
          <table:table-cell table:style-name="Tabela2.A6" office:value-type="string">
            <text:p text:style-name="P38">SGB</text:p>
          </table:table-cell>
          <table:table-cell table:style-name="Tabela2.B6" office:value-type="string">
            <text:p text:style-name="P10"><text:span text:style-name="T4">Sistema</text:span><text:span text:style-name="T4"> </text:span><text:span text:style-name="T4">de</text:span><text:span text:style-name="T4"> </text:span><text:span text:style-name="T4">Gestão</text:span><text:span text:style-name="T4"> </text:span><text:span text:style-name="T4">Bibliográfica</text:span></text:p>
          </table:table-cell>
        </table:table-row>
      </table:table>
      <text:p text:style-name="P5"><text:tab/></text:p>
      <text:h text:style-name="P25" text:outline-level="10"><text:bookmark-start text:name="h.izeie67bjy4o"/>1.4.<text:bookmark-end text:name="h.izeie67bjy4o"/> Referências</text:h>
      <text:p text:style-name="P14">IEEE Std 1362-1998, IEEE Guide for Information Technology—System Definition— Concept of Operations (ConOps) Document</text:p>
      <text:p text:style-name="P12"/>
      <text:p text:style-name="P14">IEEE Std 830-1998, IEEE Recommended Practice for Software Requirements Specifications.</text:p>
      <text:p text:style-name="P14">IEEE/EIA 12207.0-1996, IEEE/EIA Standard - Industry Implementation of ISO/IEC 12207:1995, for Information Technology - Software life cycle processes.</text:p>
      <text:p text:style-name="P12"/>
      <text:p text:style-name="P2"><text:soft-page-break/>IEEE/EIA 12207.1-1997, IEEE/EIA Guide for Information Technology - Software life cycle processes - Life cycle data. </text:p>
      <text:p text:style-name="P5"/>
      <text:h text:style-name="P25" text:outline-level="10"><text:bookmark-start text:name="h.dm3q8pf3c662"/>1.5.<text:bookmark-end text:name="h.dm3q8pf3c662"/> Organização</text:h>
      <text:p text:style-name="P2">Este documento divide-se em 4 capítulos. A seção 1 remete a introdução sas informações, promovendo o propósito, âmbito, definições e referências. A seção 2 provê uma descrição geral uma perspectiva geral do produto e de suas funcionalidades. A seção 3 sobre as exigências específicas. E a seção 4 última, referente a itens de suporte. </text:p>
      <text:p text:style-name="P2"/>
      <text:h text:style-name="P30" text:outline-level="10"><text:bookmark-start text:name="h.9al5l6w88nye"/>2.<text:bookmark-end text:name="h.9al5l6w88nye"/> Descrição Geral<text:tab/></text:h>
      <text:p text:style-name="P2">O SGB é uma ferramenta para o processo de automatização na identificação, cotação e pedido de livros para <text:s/>o INF da UFG. <text:s/>Fornecendo uma maneira intuitiva e eficiente para definir quais bibliografias devem ser adquiridas para a biblioteca da universidade, garantindo que estas atendam a necessidade de cada curso e que sigam as regras dos orgãos reguladores.</text:p>
      <text:p text:style-name="P2"/>
      <text:p text:style-name="P2">Utilizando a ferramenta o usuário, normalmente o conselheiro do instituto, terá acesso as bibliografias básicas, complementares e sugeridas através da integração com o sistema SIPA. A Ferramenta também será capaz de fazer a cotação de preços destas bibliografias pela internet, em lojas nacionais para livros nacionais e lojas estrangeiras para livros estrangeiros, salvando um histórico dessas cotações sempre em real. Além de mostrar quantos exemplares de cada livro são necessários para cumprir as exigências do MEC. Ainda será possível exportar as necessidades de livros para o sistema SOLICITE da UFG para efetuar o pedido e compra dos livros. </text:p>
      <text:p text:style-name="P2"/>
      <text:p text:style-name="P2">Para informações detalhadas consultar o documento: SGB_CONOPS_DocumentoConOps.</text:p>
      <text:p text:style-name="P7"/>
      <text:h text:style-name="P25" text:outline-level="10"><text:bookmark-start text:name="h.icx53x4n9q6f"/>2.1.<text:bookmark-end text:name="h.icx53x4n9q6f"/> Perspectiva do Produto</text:h>
      <text:p text:style-name="P2">O SGB tem como propósito informatizar o processo de aquisição dos livros necessários para atender os requisitos necessários para o MEC. Para isso, o novo sistema será capaz de se comunicar com o sistema que coordena as disciplinas e suas bibliografias, o SIPA. Este software deve ser capaz de se integrar com sistemas de gestão já existentes na biblioteca da instituição, o software SOPHIA, e o sistema de aquisição da UFG, o software SOLICITE.</text:p>
      <text:p text:style-name="P6"/>
      <text:h text:style-name="P26" text:outline-level="10"><text:bookmark-start text:name="h.qb71np5ch4vc"/>Interfaces<text:bookmark-end text:name="h.qb71np5ch4vc"/> de Sistema</text:h>
      <text:list xml:id="list40734272" text:style-name="LS1">
        <text:list-item>
          <text:list>
            <text:list-item>
              <text:p text:style-name="P46">O sistema deve prover uma interface com o sistema SIPA da UFG. Este sistema contém todas as informações dos planos de disciplina, incluindo as bibliografias básicas, complementares e sugeridas que serão de nossa utilidade. O SIPA é alimentado pelos coordenadores de curso do instituto.</text:p>
            </text:list-item>
            <text:list-item>
              <text:p text:style-name="P46">O sistema deve prover uma interface onde seja possível controlar a lista de aquisição, ou seja, seja capaz de demonstrar quantos exemplares devem ser comprados para se enquadrar nas normas do MEC, e exportar essa lista para os software já existente na <text:soft-page-break/>biblioteca, fazendo integração com os mesmos (SOPHIA). É importante ressaltar que devem existir filtros para que o usuário consiga pesquisar apenas os livros que precisar para a lista de aquisição.</text:p>
            </text:list-item>
            <text:list-item>
              <text:p text:style-name="P46">O sistema deve prover uma interface onde seja possível visualizar a cotação de preço na Web feita pelo sistema, onde seja possível visualizar o histórico dessa cotação e também que seja possível exportar essa lista de cotação para os software já existentes na biblioteca. Deve ser possível visualizar o custo médio dessa bibliografia em real. Deve-se levar em consideração também, caso necessário o valor do frete no custo médio.</text:p>
            </text:list-item>
            <text:list-item>
              <text:p text:style-name="P46">O sistema deve prover uma interface onde seja possível visualizar as listas de aquisição feitas ao longo do tempo.</text:p>
            </text:list-item>
          </text:list>
        </text:list-item>
      </text:list>
      <text:p text:style-name="P15"/>
      <text:h text:style-name="P26" text:outline-level="10"><text:bookmark-start text:name="h.qp4stzefmf46"/>Interfaces<text:bookmark-end text:name="h.qp4stzefmf46"/> do Utilizador</text:h>
      <text:p text:style-name="P14"><text:span text:style-name="T1"><text:tab/></text:span>Item ainda não passível de resolução.</text:p>
      <text:p text:style-name="P16"/>
      <text:h text:style-name="P26" text:outline-level="10"><text:bookmark-start text:name="h.50i3clghpjqh"/>Interfaces<text:bookmark-end text:name="h.50i3clghpjqh"/> de Hardware</text:h>
      <text:p text:style-name="P14"><text:span text:style-name="T1"><text:tab/></text:span>Item ainda não passível de resolução.</text:p>
      <text:p text:style-name="P16"/>
      <text:h text:style-name="P26" text:outline-level="10"><text:bookmark-start text:name="h.ldcbws6ti860"/>Interfaces<text:bookmark-end text:name="h.ldcbws6ti860"/> de Software</text:h>
      <text:list xml:id="list40743290" text:style-name="LS2">
        <text:list-item>
          <text:list>
            <text:list-item>
              <text:p text:style-name="P47"><text:span text:style-name="T7">Gerenciador</text:span><text:span text:style-name="T7"> </text:span><text:span text:style-name="T7">de</text:span><text:span text:style-name="T7"> </text:span><text:span text:style-name="T7">Banco</text:span><text:span text:style-name="T7"> </text:span><text:span text:style-name="T7">de</text:span><text:span text:style-name="T7"> </text:span><text:span text:style-name="T7">Dados</text:span>:</text:p>
            </text:list-item>
          </text:list>
        </text:list-item>
      </text:list>
      <text:list xml:id="list40713727" text:style-name="LS3">
        <text:list-item>
          <text:p text:style-name="P48">Será utilizado o gerenciador de banco de dados MySQL para a persistência dos dados gerados ou inseridos no sistema SGB.</text:p>
          <text:list>
            <text:list-item>
              <text:p text:style-name="P48"><text:span text:style-name="T7">Nome</text:span>: MySQL</text:p>
            </text:list-item>
            <text:list-item>
              <text:p text:style-name="P48"><text:span text:style-name="T7">Mnemónica</text:span>:</text:p>
            </text:list-item>
            <text:list-item>
              <text:p text:style-name="P48"><text:span text:style-name="T7">Número</text:span><text:span text:style-name="T7"> </text:span><text:span text:style-name="T7">de</text:span><text:span text:style-name="T7"> </text:span><text:span text:style-name="T7">Especificação</text:span>:</text:p>
            </text:list-item>
            <text:list-item>
              <text:p text:style-name="P48"><text:span text:style-name="T7">Número</text:span><text:span text:style-name="T7"> </text:span><text:span text:style-name="T7">de</text:span><text:span text:style-name="T7"> </text:span><text:span text:style-name="T7">Versão</text:span>: 5.5</text:p>
            </text:list-item>
            <text:list-item>
              <text:p text:style-name="P48"><text:span text:style-name="T7">Fonte</text:span>: <text:a xlink:type="simple" xlink:href="http://dev.mysql.com/downloads/mysql/"><text:span text:style-name="T8">http</text:span></text:a><text:a xlink:type="simple" xlink:href="http://dev.mysql.com/downloads/mysql/"><text:span text:style-name="T8">://</text:span></text:a><text:a xlink:type="simple" xlink:href="http://dev.mysql.com/downloads/mysql/"><text:span text:style-name="T8">dev</text:span></text:a><text:a xlink:type="simple" xlink:href="http://dev.mysql.com/downloads/mysql/"><text:span text:style-name="T8">.</text:span></text:a><text:a xlink:type="simple" xlink:href="http://dev.mysql.com/downloads/mysql/"><text:span text:style-name="T8">mysql</text:span></text:a><text:a xlink:type="simple" xlink:href="http://dev.mysql.com/downloads/mysql/"><text:span text:style-name="T8">.</text:span></text:a><text:a xlink:type="simple" xlink:href="http://dev.mysql.com/downloads/mysql/"><text:span text:style-name="T8">com</text:span></text:a><text:a xlink:type="simple" xlink:href="http://dev.mysql.com/downloads/mysql/"><text:span text:style-name="T8">/</text:span></text:a><text:a xlink:type="simple" xlink:href="http://dev.mysql.com/downloads/mysql/"><text:span text:style-name="T8">downloads</text:span></text:a><text:a xlink:type="simple" xlink:href="http://dev.mysql.com/downloads/mysql/"><text:span text:style-name="T8">/</text:span></text:a><text:a xlink:type="simple" xlink:href="http://dev.mysql.com/downloads/mysql/"><text:span text:style-name="T8">mysql</text:span></text:a><text:a xlink:type="simple" xlink:href="http://dev.mysql.com/downloads/mysql/"><text:span text:style-name="T8">/</text:span></text:a></text:p>
            </text:list-item>
          </text:list>
        </text:list-item>
        <text:list-item>
          <text:p text:style-name="P48">O gerenciador de banco de dados MySQL será utilizado para persistir qualquer dado gerado que é de necessidade para o funcionamento do sistema. O SGB será responsável por comunicar com o banco para recuperar as informações.</text:p>
        </text:list-item>
      </text:list>
      <text:list xml:id="list40726084" text:style-name="LS4">
        <text:list-item>
          <text:p text:style-name="P51">SIPA</text:p>
          <text:list>
            <text:list-item>
              <text:p text:style-name="P49">SIPA é o sistema atualmente utilizado internamente pelos coordenadores das disciplinas e os professores para a coleta de <text:s/>informações sobre o plano da disciplina e tudo que se refere a ela.</text:p>
              <text:list>
                <text:list-item>
                  <text:p text:style-name="P49"><text:span text:style-name="T7">Nome</text:span>: SIPA;</text:p>
                </text:list-item>
                <text:list-item>
                  <text:p text:style-name="P49"><text:span text:style-name="T7">Mnemónica</text:span>:</text:p>
                </text:list-item>
                <text:list-item>
                  <text:p text:style-name="P49"><text:span text:style-name="T7">Número</text:span><text:span text:style-name="T7"> </text:span><text:span text:style-name="T7">de</text:span><text:span text:style-name="T7"> </text:span><text:span text:style-name="T7">Especificação</text:span><text:span text:style-name="T7">:</text:span></text:p>
                </text:list-item>
                <text:list-item>
                  <text:p text:style-name="P49"><text:span text:style-name="T7">Número</text:span><text:span text:style-name="T7"> </text:span><text:span text:style-name="T7">de</text:span><text:span text:style-name="T7"> </text:span><text:span text:style-name="T7">Versão</text:span><text:span text:style-name="T7">:</text:span></text:p>
                </text:list-item>
                <text:list-item>
                  <text:p text:style-name="P49"><text:span text:style-name="T7">Fonte</text:span><text:span text:style-name="T7">:</text:span></text:p>
                </text:list-item>
              </text:list>
            </text:list-item>
            <text:list-item>
              <text:p text:style-name="P49"><text:soft-page-break/>A partir do SIPA será possível adquirir as informações bibliográficas de cada disciplina. Bibliografias básicas, complementares e sugeridas tal como a quantidade de aluno esperada para cada disciplina.</text:p>
            </text:list-item>
          </text:list>
        </text:list-item>
        <text:list-item>
          <text:p text:style-name="P51">SOPHIA</text:p>
          <text:list>
            <text:list-item>
              <text:p text:style-name="P49">SOPHIA é o atual sistema utilizado pela BC para reunir todas as informações sobre os livros disponíveis e gerenciar as locações de todos os usuários.</text:p>
              <text:list>
                <text:list-item>
                  <text:p text:style-name="P49"><text:span text:style-name="T7">Nome</text:span>: Sophia</text:p>
                </text:list-item>
                <text:list-item>
                  <text:p text:style-name="P49"><text:span text:style-name="T7">Mnemónica</text:span>:</text:p>
                </text:list-item>
                <text:list-item>
                  <text:p text:style-name="P49"><text:span text:style-name="T7">Número</text:span><text:span text:style-name="T7"> </text:span><text:span text:style-name="T7">de</text:span><text:span text:style-name="T7"> </text:span><text:span text:style-name="T7">Especificação</text:span>:</text:p>
                </text:list-item>
                <text:list-item>
                  <text:p text:style-name="P49"><text:span text:style-name="T7">Número</text:span><text:span text:style-name="T7"> </text:span><text:span text:style-name="T7">de</text:span><text:span text:style-name="T7"> </text:span><text:span text:style-name="T7">Versão</text:span>:</text:p>
                </text:list-item>
                <text:list-item>
                  <text:p text:style-name="P49"><text:span text:style-name="T7">Fonte</text:span>: <text:a xlink:type="simple" xlink:href="http://www.bc.ufg.br/sophia/"><text:span text:style-name="T8">http</text:span></text:a><text:a xlink:type="simple" xlink:href="http://www.bc.ufg.br/sophia/"><text:span text:style-name="T8">://</text:span></text:a><text:a xlink:type="simple" xlink:href="http://www.bc.ufg.br/sophia/"><text:span text:style-name="T8">www</text:span></text:a><text:a xlink:type="simple" xlink:href="http://www.bc.ufg.br/sophia/"><text:span text:style-name="T8">.</text:span></text:a><text:a xlink:type="simple" xlink:href="http://www.bc.ufg.br/sophia/"><text:span text:style-name="T8">bc</text:span></text:a><text:a xlink:type="simple" xlink:href="http://www.bc.ufg.br/sophia/"><text:span text:style-name="T8">.</text:span></text:a><text:a xlink:type="simple" xlink:href="http://www.bc.ufg.br/sophia/"><text:span text:style-name="T8">ufg</text:span></text:a><text:a xlink:type="simple" xlink:href="http://www.bc.ufg.br/sophia/"><text:span text:style-name="T8">.</text:span></text:a><text:a xlink:type="simple" xlink:href="http://www.bc.ufg.br/sophia/"><text:span text:style-name="T8">br</text:span></text:a><text:a xlink:type="simple" xlink:href="http://www.bc.ufg.br/sophia/"><text:span text:style-name="T8">/</text:span></text:a><text:a xlink:type="simple" xlink:href="http://www.bc.ufg.br/sophia/"><text:span text:style-name="T8">sophia</text:span></text:a><text:a xlink:type="simple" xlink:href="http://www.bc.ufg.br/sophia/"><text:span text:style-name="T8">/</text:span></text:a> </text:p>
                </text:list-item>
              </text:list>
            </text:list-item>
            <text:list-item>
              <text:p text:style-name="P49">O SOPHIA será responsável, através de uma interface de comunicação do SGB, por fornecer as informações sobre os livros já existentes na biblioteca. Quais os títulos e a quantidade de cada um destes, para que seja possível analisar quais são as necessidades de aquisição.</text:p>
            </text:list-item>
          </text:list>
        </text:list-item>
        <text:list-item>
          <text:p text:style-name="P51">SOLICITE</text:p>
          <text:list>
            <text:list-item>
              <text:p text:style-name="P49">Solicite é o sistema de compras utilizado internamente pela UFG. Por esse sistema é possível exprimir a necessidade de compra de algum recurso para ser utilizado pela própria universidade.</text:p>
              <text:list>
                <text:list-item>
                  <text:p text:style-name="P49"><text:span text:style-name="T7">Nome</text:span>: SOLICITE</text:p>
                </text:list-item>
                <text:list-item>
                  <text:p text:style-name="P49"><text:span text:style-name="T7">Mnemónica</text:span>:</text:p>
                </text:list-item>
                <text:list-item>
                  <text:p text:style-name="P49"><text:span text:style-name="T7">Número</text:span><text:span text:style-name="T7"> </text:span><text:span text:style-name="T7">de</text:span><text:span text:style-name="T7"> </text:span><text:span text:style-name="T7">Especificação</text:span>:</text:p>
                </text:list-item>
                <text:list-item>
                  <text:p text:style-name="P49"><text:span text:style-name="T7">Número</text:span><text:span text:style-name="T7"> </text:span><text:span text:style-name="T7">de</text:span><text:span text:style-name="T7"> </text:span><text:span text:style-name="T7">Versão</text:span>:</text:p>
                </text:list-item>
                <text:list-item>
                  <text:p text:style-name="P49"><text:span text:style-name="T7">Fonte</text:span>:</text:p>
                </text:list-item>
              </text:list>
            </text:list-item>
            <text:list-item>
              <text:p text:style-name="P49">O SGB criará uma lista de livros preferênciais para a aquisição, a partir dai será responsável enviá-la ao SOLICITE, para que seja providenciada a aquisição dos livros contidos nesta lista.</text:p>
            </text:list-item>
          </text:list>
        </text:list-item>
      </text:list>
      <text:p text:style-name="P14"/>
      <text:h text:style-name="P26" text:outline-level="10"><text:bookmark-start text:name="h.apcq2zcese9r"/>Interfaces<text:bookmark-end text:name="h.apcq2zcese9r"/> de Comunicação</text:h>
      <text:p text:style-name="P18">Item ainda não passível de resolução.</text:p>
      <text:p text:style-name="P7"/>
      <text:h text:style-name="P25" text:outline-level="10"><text:bookmark-start text:name="h.6eo4u8i1kvq5"/>2.2.<text:bookmark-end text:name="h.6eo4u8i1kvq5"/> Funcionalidades do Produto</text:h>
      <text:list xml:id="list40739305" text:style-name="LS6">
        <text:list-item>
          <text:p text:style-name="P50"><text:span text:style-name="T1">Importação</text:span><text:span text:style-name="T1"> </text:span><text:span text:style-name="T1">do</text:span><text:span text:style-name="T1"> </text:span><text:span text:style-name="T1">SIPA</text:span></text:p>
          <text:list>
            <text:list-item>
              <text:p text:style-name="P50">O sistema deve ter uma interface responsável em comunicar com o sistema SIPA para que seja incluído automaticamente no sistema, a lista de livros que serão utilizadas pelas disciplinas ofertadas no período.</text:p>
            </text:list-item>
          </text:list>
        </text:list-item>
        <text:list-item>
          <text:p text:style-name="P50"><text:span text:style-name="T1">Importação</text:span><text:span text:style-name="T1"> </text:span><text:span text:style-name="T1">do</text:span><text:span text:style-name="T1"> </text:span><text:span text:style-name="T1">SOPHIA</text:span></text:p>
          <text:list>
            <text:list-item>
              <text:p text:style-name="P50">O sistema SGB deve se comunicar com o SOPHIA através de uma interface que possibilite acessar informações sobre os títulos disponíveis na biblioteca, assim como a quantidade de cada um deles.</text:p>
            </text:list-item>
          </text:list>
        </text:list-item>
        <text:list-item>
          <text:p text:style-name="P50"><text:soft-page-break/><text:span text:style-name="T1">Importação</text:span><text:span text:style-name="T1"> </text:span><text:span text:style-name="T1">para</text:span><text:span text:style-name="T1"> </text:span><text:span text:style-name="T1">o</text:span><text:span text:style-name="T1"> </text:span><text:span text:style-name="T1">SOLICITE</text:span></text:p>
          <text:list>
            <text:list-item>
              <text:p text:style-name="P50">O sistema SGB deve ser capaz de se comunicar com o SOLICITE para o envio da lista de livros a serem adquiridos com a verba existente.</text:p>
            </text:list-item>
          </text:list>
        </text:list-item>
        <text:list-item>
          <text:p text:style-name="P50"><text:span text:style-name="T1">Verificação</text:span><text:span text:style-name="T1"> </text:span><text:span text:style-name="T1">da</text:span><text:span text:style-name="T1"> </text:span><text:span text:style-name="T1">Quantidade</text:span><text:span text:style-name="T1"> </text:span><text:span text:style-name="T1">de</text:span><text:span text:style-name="T1"> </text:span><text:span text:style-name="T1">Livros</text:span></text:p>
          <text:list>
            <text:list-item>
              <text:p text:style-name="P50">O sistema SGB deverá verificar a quantidade de livros que serão necessários existir na biblioteca de acordo com o plano das disciplinas e de acordo com o mínimo exigido pelo MEC: 01 livro para cada 05 vagas em cada disciplina.</text:p>
            </text:list-item>
            <text:list-item>
              <text:p text:style-name="P50">O sistema fará uma pesquisa para saber a quantidade existente atualmente na biblioteca antes de fazer o pedido.</text:p>
            </text:list-item>
          </text:list>
        </text:list-item>
        <text:list-item>
          <text:p text:style-name="P50"><text:span text:style-name="T1">Sistema</text:span><text:span text:style-name="T1"> </text:span><text:span text:style-name="T1">de</text:span><text:span text:style-name="T1"> </text:span><text:span text:style-name="T1">Cotação</text:span><text:span text:style-name="T1"> </text:span><text:span text:style-name="T1">de</text:span><text:span text:style-name="T1"> </text:span><text:span text:style-name="T1">Livros</text:span></text:p>
          <text:list>
            <text:list-item>
              <text:p text:style-name="P50">Será possível a partir dos livros dados como necessários, realizar a cotação dos títulos em lojas previamente selecionadas, sendo elas nacionais para livros nacionais e estrangeiras para livros estrangeiros.</text:p>
            </text:list-item>
          </text:list>
        </text:list-item>
        <text:list-item>
          <text:p text:style-name="P50"><text:span text:style-name="T1">Conversão</text:span><text:span text:style-name="T1"> </text:span><text:span text:style-name="T1">da</text:span><text:span text:style-name="T1"> </text:span><text:span text:style-name="T1">Cotação</text:span><text:span text:style-name="T1"> </text:span><text:span text:style-name="T1">para</text:span><text:span text:style-name="T1"> </text:span><text:span text:style-name="T1">Real</text:span></text:p>
          <text:list>
            <text:list-item>
              <text:p text:style-name="P50">Como a moeda padrão é o real, para livros cotados em lojas estrangeiras o sistema será capaz de converter os preços cotados em dólar (U$) para o real (R$). </text:p>
            </text:list-item>
          </text:list>
        </text:list-item>
        <text:list-item>
          <text:p text:style-name="P50"><text:span text:style-name="T1">Geração</text:span><text:span text:style-name="T1"> </text:span><text:span text:style-name="T1">de</text:span><text:span text:style-name="T1"> </text:span><text:span text:style-name="T1">Relatório</text:span><text:span text:style-name="T1"> </text:span><text:span text:style-name="T1">de</text:span><text:span text:style-name="T1"> </text:span><text:span text:style-name="T1">Livros</text:span><text:span text:style-name="T1"> </text:span><text:span text:style-name="T1">Necessários</text:span></text:p>
          <text:list>
            <text:list-item>
              <text:p text:style-name="P50">Será possível gerar um relatório com a lista de livros necessárias para a aquisição de acordo com a quantidade mínima exigida pelo MEC.</text:p>
            </text:list-item>
          </text:list>
        </text:list-item>
      </text:list>
      <text:p text:style-name="P18"/>
      <text:h text:style-name="P25" text:outline-level="10"><text:bookmark-start text:name="h.seycfwkg4he"/>2.3.<text:bookmark-end text:name="h.seycfwkg4he"/> Características do Utilizador</text:h>
      <text:p text:style-name="P2">O utilizador do software é principalmente o conselheiro do instituto, mas também poderá ser acessado peaa direção e pelo corpo docente do INF. O sistema será usado pela pessoa responsável pela aquisição de livros que já conhece de todo processo para adquirir novos exemplares.</text:p>
      <text:p text:style-name="P2"/>
      <text:h text:style-name="P25" text:outline-level="10"><text:bookmark-start text:name="h.jvciq1g8kzy1"/>2.4.<text:bookmark-end text:name="h.jvciq1g8kzy1"/> Restrições</text:h>
      <text:p text:style-name="P2">Item ainda não passível de resolução.</text:p>
      <text:p text:style-name="P7"/>
      <text:h text:style-name="P25" text:outline-level="10"><text:bookmark-start text:name="h.tqing0a72yzd"/>2.5.<text:bookmark-end text:name="h.tqing0a72yzd"/> Assunções e dependências</text:h>
      <text:p text:style-name="P2">Item ainda não passível de resolução.</text:p>
      <text:p text:style-name="P2"><text:tab/></text:p>
      <text:h text:style-name="P25" text:outline-level="10"><text:bookmark-start text:name="h.rrweex7mt1ta"/>2.6.<text:bookmark-end text:name="h.rrweex7mt1ta"/> Divisão e Atribuição</text:h>
      <text:p text:style-name="P2">Item ainda não passível de resolução.<text:span text:style-name="T6"><text:tab/><text:tab/></text:span></text:p>
      <text:p text:style-name="P7"/>
      <text:h text:style-name="P30" text:outline-level="10"><text:bookmark-start text:name="h.aqobe8txxrff"/>3.<text:bookmark-end text:name="h.aqobe8txxrff"/> Exigências Específicas<text:tab/> <text:tab/></text:h>
      <text:p text:style-name="P14">Para que o Software SGB atenda as especificações do cliente, primeiramente ele deve ser capaz de se integrar com todos os softwares existentes utilizados pela biblioteca, tanto software de controle interno de bibliografías quanto softwares feitos para aquisição de novas bibliografias. Deve ser <text:soft-page-break/>observado que ele tem que ser capaz de realizar buscar no sistema SIPA, para que através de outros softwares de gestão da biblioteca possa fazer o rastreamento das bibliografias existente com as que estão sendo solicitadas pelo o coodenador para que possa fazer a compra dessas de acordo com as normas do MEC.</text:p>
      <text:p text:style-name="P14"/>
      <text:p text:style-name="P14">O Sistema deve ser capaz de emitir relatórios com a quantidade a ser adquirida de cada bibliografia escolhida, sendo capaz de rastrear as bibliografias e preenchendo as quantidades sendo que deve colocar quantidade “0” para as que já tem a quantidade exirgida pelo MEC na biblioteca e não excluir essas da lista, deve ser capaz de perceber quantas que faltam e até se é necessario comprar todas as unidades exirgidas pelo MEC.</text:p>
      <text:p text:style-name="P14"/>
      <text:p text:style-name="P14">O sistema tem que ter filtros para facilitar uma busca através de paramentos, sendo por exemplo possível procurar a lista de aquisição de um determinado semestre ou se é básica ou complementar.</text:p>
      <text:p text:style-name="P14"/>
      <text:p text:style-name="P14">O Sistema deve ser capaz de fazer uma cotação de preços pela WEB, levando em considerações livrarias do exterior, mais deve fazer a cotação de preço médio em real, sendo capaz de fazer a conversão de dólar ou de qualquer moeda para real, o sistema deve considerar o valor do frete no calculo do preço. Deve ser ressaltado que o sistema tem que ser capaz de registrar todas essas informações, para caso seja solicitado um histórico de cotação.</text:p>
      <text:p text:style-name="P14"/>
      <text:p text:style-name="P14">O sistema tem que emitir uma planilha final contendo os exemplares, as quantidades que devem ser adquiridas e o preço médio, sendo essa exportada em formatos aceitáveis pelo o sistema da BC, software SOPHIA, e o sistema de aquisição de exemplares, o software SOLICITE.</text:p>
      <text:p text:style-name="P14"/>
      <text:p text:style-name="P14">Através da lista de exemplares que precisa ser adquiridos e seu custo médio, o sistema deve sugerir a lista de aquisição usando como base do valor disponíveis para aquisição de livros na unidade academica, maximizando o processo. Deve ser capaz de manter registrado todas as listas de aquisição ao longo do prazo já feitas pelo sistema.</text:p>
      <text:p text:style-name="P7"><text:tab/><text:tab/><text:tab/></text:p>
      <text:h text:style-name="P25" text:outline-level="10"><text:bookmark-start text:name="h.mvb6e9lg0tqb"/>3.1<text:bookmark-end text:name="h.mvb6e9lg0tqb"/> Interfaces Externas</text:h>
      <text:p text:style-name="P2">Item ainda não passível de resolução.</text:p>
      <text:p text:style-name="P2"/>
      <text:h text:style-name="P25" text:outline-level="10"><text:bookmark-start text:name="h.39jx0uxcmtb3"/>3.2<text:bookmark-end text:name="h.39jx0uxcmtb3"/> Funções</text:h>
      <text:p text:style-name="P2">Item ainda não passível de resolução.</text:p>
      <text:p text:style-name="P5"/>
      <text:h text:style-name="P25" text:outline-level="10"><text:bookmark-start text:name="h.4ghucruvc2w"/>3.3<text:bookmark-end text:name="h.4ghucruvc2w"/> Exigências de Desempenho<text:tab/></text:h>
      <text:p text:style-name="P2">Item ainda não passível de resolução.</text:p>
      <text:p text:style-name="P5"/>
      <text:h text:style-name="P25" text:outline-level="10"><text:bookmark-start text:name="h.unl89ife2u7m"/>3.4<text:bookmark-end text:name="h.unl89ife2u7m"/> Exigências Lógicas de Base de Dados<text:tab/></text:h>
      <text:p text:style-name="P2">Item ainda não passível de resolução.</text:p>
      <text:p text:style-name="P7"><text:soft-page-break/></text:p>
      <text:h text:style-name="P25" text:outline-level="10"><text:bookmark-start text:name="h.u2ndkip72yce"/>3.5<text:bookmark-end text:name="h.u2ndkip72yce"/> Restrições de Desenho</text:h>
      <text:p text:style-name="P2">Item ainda não passível de resolução.</text:p>
      <text:p text:style-name="P7"/>
      <text:h text:style-name="P25" text:outline-level="10"><text:bookmark-start text:name="h.9whlfjro7z17"/>3.5.1<text:bookmark-end text:name="h.9whlfjro7z17"/> Obediência a Normas</text:h>
      <text:p text:style-name="P2">Item ainda não passível de resolução.</text:p>
      <text:p text:style-name="P7"/>
      <text:h text:style-name="P25" text:outline-level="10"><text:bookmark-start text:name="h.i8v3redqtzlo"/>3.6<text:bookmark-end text:name="h.i8v3redqtzlo"/> Atributos do Sistema de Software</text:h>
      <text:p text:style-name="P2">Item ainda não passível de resolução.</text:p>
      <text:p text:style-name="P5"><text:tab/></text:p>
      <text:h text:style-name="P27" text:outline-level="10"><text:bookmark-start text:name="h.k9qvz8jnrp6"/>3.6.1<text:bookmark-end text:name="h.k9qvz8jnrp6"/> Fiabilidade </text:h>
      <text:p text:style-name="P2">Item ainda não passível de resolução.</text:p>
      <text:p text:style-name="P5"><text:tab/> <text:tab/> <text:tab/><text:tab/></text:p>
      <text:h text:style-name="P27" text:outline-level="10"><text:bookmark-start text:name="h.whpih4fhjj97"/>3.6.2<text:bookmark-end text:name="h.whpih4fhjj97"/> Disponibilidade</text:h>
      <text:p text:style-name="P2">Item ainda não passível de resolução.</text:p>
      <text:p text:style-name="P5"><text:tab/> <text:tab/> <text:tab/><text:tab/></text:p>
      <text:h text:style-name="P27" text:outline-level="10"><text:bookmark-start text:name="h.deqa0uduke79"/>3.6.3<text:bookmark-end text:name="h.deqa0uduke79"/> Segurança</text:h>
      <text:p text:style-name="P2">Item ainda não passível de resolução.</text:p>
      <text:p text:style-name="P7"/>
      <text:h text:style-name="P27" text:outline-level="10"><text:bookmark-start text:name="h.jweyixaqa6tn"/>3.6.4<text:bookmark-end text:name="h.jweyixaqa6tn"/> Capacidade de Manutenção</text:h>
      <text:p text:style-name="P2">Item ainda não passível de resolução.</text:p>
      <text:p text:style-name="P5"><text:tab/><text:tab/></text:p>
      <text:h text:style-name="P27" text:outline-level="10"><text:bookmark-start text:name="h.4s08wh9jl0d7"/>3.6.5<text:bookmark-end text:name="h.4s08wh9jl0d7"/> Portabilidade</text:h>
      <text:p text:style-name="P2">Item ainda não passível de resolução.</text:p>
      <text:p text:style-name="P7"/>
      <text:h text:style-name="P25" text:outline-level="10"><text:bookmark-start text:name="h.a05eef9s3mdh"/>3.7<text:bookmark-end text:name="h.a05eef9s3mdh"/> Organização das Exigências Especificas</text:h>
      <text:p text:style-name="P2">Item ainda não passível de resolução.</text:p>
      <text:p text:style-name="P5"><text:tab/><text:tab/></text:p>
      <text:h text:style-name="P27" text:outline-level="10"><text:bookmark-start text:name="h.1gwmr7yhz9wg"/>3.7.1<text:bookmark-end text:name="h.1gwmr7yhz9wg"/> Modo de Sistema</text:h>
      <text:p text:style-name="P2">Item ainda não passível de resolução.</text:p>
      <text:p text:style-name="P7"/>
      <text:h text:style-name="P27" text:outline-level="10"><text:bookmark-start text:name="h.vlvqi0uuo0cg"/>3.7.2<text:bookmark-end text:name="h.vlvqi0uuo0cg"/> Classe do Utilizador </text:h>
      <text:p text:style-name="P2">Item ainda não passível de resolução.</text:p>
      <text:p text:style-name="P7"/>
      <text:h text:style-name="P27" text:outline-level="10"><text:bookmark-start text:name="h.fa9skdlcw8in"/>3.7.3<text:bookmark-end text:name="h.fa9skdlcw8in"/> Objetos</text:h>
      <text:p text:style-name="P2">Item ainda não passível de resolução.</text:p>
      <text:p text:style-name="P5"><text:s/><text:tab/> <text:tab/> <text:tab/><text:tab/></text:p>
      <text:h text:style-name="P27" text:outline-level="10"><text:bookmark-start text:name="h.kby4l9nmnkwt"/><text:soft-page-break/>3.7.4<text:bookmark-end text:name="h.kby4l9nmnkwt"/> Característica</text:h>
      <text:p text:style-name="P2">Item ainda não passível de resolução.</text:p>
      <text:p text:style-name="P5"><text:s/><text:tab/> <text:tab/><text:tab/></text:p>
      <text:h text:style-name="P27" text:outline-level="10"><text:bookmark-start text:name="h.aijctvbud8bw"/>3.7.5<text:bookmark-end text:name="h.aijctvbud8bw"/> Estímulo</text:h>
      <text:p text:style-name="P2">Item ainda não passível de resolução.<text:span text:style-name="T6"><text:tab/> <text:tab/> <text:tab/><text:tab/></text:span></text:p>
      <text:h text:style-name="P27" text:outline-level="10"><text:bookmark-start text:name="h.izayigetsl6s"/>3.7.6<text:bookmark-end text:name="h.izayigetsl6s"/> Resposta</text:h>
      <text:p text:style-name="P2">Item ainda não passível de resolução.</text:p>
      <text:p text:style-name="P7"/>
      <text:h text:style-name="P28" text:outline-level="10"><text:bookmark-start text:name="h.pqpnq23dqfnc"/>3.7.7<text:bookmark-end text:name="h.pqpnq23dqfnc"/> Hierarquia Funcional</text:h>
      <text:p text:style-name="P2">Item ainda não passível de resolução.</text:p>
      <text:p text:style-name="P7"/>
      <text:h text:style-name="P28" text:outline-level="10"><text:bookmark-start text:name="h.q1w1qzaxpyin"/>3.7.8<text:bookmark-end text:name="h.q1w1qzaxpyin"/> Comentários Adicionais</text:h>
      <text:p text:style-name="P2">Item ainda não passível de resolução.</text:p>
      <text:p text:style-name="P7"/>
      <text:h text:style-name="P30" text:outline-level="10"><text:bookmark-start text:name="h.8x7uqjj1fjk8"/>4.<text:bookmark-end text:name="h.8x7uqjj1fjk8"/> Informação de Suporte</text:h>
      <text:p text:style-name="P2">Item ainda não passível de resolução.</text:p>
      <text:p text:style-name="P7"/>
      <text:h text:style-name="P25" text:outline-level="10"><text:bookmark-start text:name="h.ktkvt6wrrfp9"/>4.1<text:bookmark-end text:name="h.ktkvt6wrrfp9"/> Tabela de Conteúdos e Índice Remissivo</text:h>
      <text:p text:style-name="P2">Item ainda não passível de resolução.</text:p>
      <text:p text:style-name="P8"/>
      <text:h text:style-name="P25" text:outline-level="10"><text:bookmark-start text:name="h.x44kl8c1a0hw"/>4.2<text:bookmark-end text:name="h.x44kl8c1a0hw"/> Apêndice</text:h>
      <text:p text:style-name="P2">Item ainda não passível de resolução.</text:p>
      <text:p text:style-name="P7"/>
      <text:p text:style-name="P20"><text:tab/><text:tab/></text:p>
      <text:p text:style-name="P20"/>
      <text:p text:style-name="P11">Eu Cássio Leonardo Rodrigues abaixo assinado confirmo que estou de acordo com todas as informações citadas e descritas neste documento até a data de hoje. Afirmo que todas as informações são válidas para a produção do software do SGB, exceto aquelas marcadas com modificações que deverão ser alteradas para atender as minhas necessidades e da fábrica de software.</text:p>
      <text:p text:style-name="P22"/>
      <text:p text:style-name="P22"/>
      <text:p text:style-name="P22"/>
      <text:p text:style-name="P22"/>
      <text:p text:style-name="P3">___________________________________________________</text:p>
      <text:p text:style-name="P3">Cássio Leonardo Rodrigues</text:p>
      <text:p text:style-name="P23"/>
      <text:p text:style-name="P23"/>
      <text:p text:style-name="P23"/>
      <text:p text:style-name="P3">___________________________________________________</text:p>
      <text:p text:style-name="P3">Engenheiro de Requisitos Responsável</text:p>
      <text:p text:style-name="P24"><text:span text:style-name="T7"><text:s text:c="3"/></text:span><text:span text:style-name="T7">Nome</text:span>:</text:p>
      <text:p text:style-name="P21"/>
      <text:p text:style-name="P21"/>
      <text:p text:style-name="P4">Goiânia<text:tab/>, de<text:tab/><text:tab/><text:tab/>de 2012</text:p>
      <text:p text:style-name="P21"/>
      <text:p text:style-name="P20"/>
      <text:p text:style-name="P1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0.349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Level0"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1"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2"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3"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4"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5"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6"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7"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2Level8"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5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6Level0"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1"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2"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3"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4"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5"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6"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7"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List6Level8"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bullet text:level="2" text:style-name="List2Level1" text:bullet-char="○">
        <style:list-level-properties text:space-before="1.905cm" text:min-label-width="0.635cm"/>
        <style:text-properties style:font-name="Arial"/>
      </text:list-level-style-bullet>
      <text:list-level-style-number text:level="3" text:style-name="List2Level2" style:num-suffix="." style:num-format="1">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3.175cm"/>
      </text:list-level-style-number>
      <text:list-level-style-number text:level="2" text:style-name="List3Level1" style:num-suffix="." style:num-format="i">
        <style:list-level-properties text:space-before="1.905cm" text:min-label-width="3.175cm"/>
      </text:list-level-style-number>
      <text:list-level-style-number text:level="3" text:style-name="List3Level2" style:num-suffix="." style:num-format="i">
        <style:list-level-properties text:min-label-width="6.35cm" text:min-label-distance="2.858cm" fo:text-align="end"/>
      </text:list-level-style-number>
      <text:list-level-style-number text:level="4" text:style-name="List3Level3" style:num-suffix="." style:num-format="1">
        <style:list-level-properties text:space-before="4.445cm" text:min-label-width="3.175cm"/>
      </text:list-level-style-number>
      <text:list-level-style-number text:level="5" text:style-name="List3Level4" style:num-suffix="." style:num-format="a">
        <style:list-level-properties text:space-before="5.715cm" text:min-label-width="3.175cm"/>
      </text:list-level-style-number>
      <text:list-level-style-number text:level="6" text:style-name="List3Level5" style:num-suffix="." style:num-format="i">
        <style:list-level-properties text:min-label-width="10.16cm" text:min-label-distance="2.858cm" fo:text-align="end"/>
      </text:list-level-style-number>
      <text:list-level-style-number text:level="7" text:style-name="List3Level6" style:num-suffix="." style:num-format="1">
        <style:list-level-properties text:space-before="8.255cm" text:min-label-width="3.175cm"/>
      </text:list-level-style-number>
      <text:list-level-style-number text:level="8" text:style-name="List3Level7" style:num-suffix="." style:num-format="a">
        <style:list-level-properties text:space-before="9.525cm" text:min-label-width="3.175cm"/>
      </text:list-level-style-number>
      <text:list-level-style-number text:level="9" text:style-name="List3Level8" style:num-suffix="." style:num-format="i">
        <style:list-level-properties text:min-label-width="13.97cm" text:min-label-distance="2.85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1.905cm"/>
      </text:list-level-style-number>
      <text:list-level-style-number text:level="2" text:style-name="List4Level1" style:num-suffix="." style:num-format="1">
        <style:list-level-properties text:space-before="1.905cm" text:min-label-width="1.905cm"/>
      </text:list-level-style-number>
      <text:list-level-style-number text:level="3" text:style-name="List4Level2" style:num-suffix="." style:num-format="i">
        <style:list-level-properties text:min-label-width="5.08cm" text:min-label-distance="1.588cm" fo:text-align="end"/>
      </text:list-level-style-number>
      <text:list-level-style-bullet text:level="4" text:style-name="List4Level3" text:bullet-char="●">
        <style:list-level-properties text:space-before="4.445cm" text:min-label-width="1.905cm"/>
        <style:text-properties style:font-name="Arial"/>
      </text:list-level-style-bullet>
      <text:list-level-style-bullet text:level="5" text:style-name="List4Level4" text:bullet-char="○">
        <style:list-level-properties text:space-before="5.715cm" text:min-label-width="1.905cm"/>
        <style:text-properties style:font-name="Arial"/>
      </text:list-level-style-bullet>
      <text:list-level-style-bullet text:level="6" text:style-name="List4Level5" text:bullet-char="■">
        <style:list-level-properties text:min-label-width="8.89cm" text:min-label-distance="1.588cm" fo:text-align="end"/>
        <style:text-properties style:font-name="Arial"/>
      </text:list-level-style-bullet>
      <text:list-level-style-bullet text:level="7" text:style-name="List4Level6" text:bullet-char="●">
        <style:list-level-properties text:space-before="8.255cm" text:min-label-width="1.905cm"/>
        <style:text-properties style:font-name="Arial"/>
      </text:list-level-style-bullet>
      <text:list-level-style-bullet text:level="8" text:style-name="List4Level7" text:bullet-char="○">
        <style:list-level-properties text:space-before="9.525cm" text:min-label-width="1.905cm"/>
        <style:text-properties style:font-name="Arial"/>
      </text:list-level-style-bullet>
      <text:list-level-style-bullet text:level="9" text:style-name="List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a">
        <style:list-level-properties text:space-before="0.635cm" text:min-label-width="0.635cm"/>
      </text:list-level-style-number>
      <text:list-level-style-bullet text:level="2" text:style-name="List6Level1" text:bullet-char="○">
        <style:list-level-properties text:space-before="1.905cm" text:min-label-width="0.635cm"/>
        <style:text-properties style:font-name="Arial"/>
      </text:list-level-style-bullet>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line-height="115%" fo:text-indent="0cm" style:auto-text-indent="false" fo:break-before="auto" fo:break-after="auto" style:writing-mode="lr-tb"/>
    </style:style>
    <style:style style:name="MP3" style:family="paragraph" style:parent-style-name="Standard">
      <style:paragraph-properties fo:line-height="115%" fo:break-before="auto" fo:break-after="auto" style:writing-mode="lr-tb"/>
    </style:style>
    <style:style style:name="MP4" style:family="paragraph" style:parent-style-name="Standard">
      <style:paragraph-properties fo:line-height="115%" style:writing-mode="lr-tb"/>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figura2" text:anchor-type="paragraph" svg:x="14.871cm" svg:y="0.071cm" svg:width="2.514cm" style:rel-width="scale" svg:height="1.741cm" style:rel-height="scale" draw:z-index="3"><draw:image xlink:href="Pictures/1000020100000140000000F06BA53021.png" xlink:type="simple" xlink:show="embed" xlink:actuate="onLoad"/></draw:frame>Fábrica de Software – Instituto de Informática – Universidade Federal de Goiás</text:p>
        <text:p text:style-name="MP2">Sistema de Gestão Bibliográfica</text:p>
        <text:p text:style-name="MP3">SGB_DESREQ_EspecificaçãoRequisitos Versão 1.0</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3</meta:editing-cycles>
    <dc:date>2012-11-01T21:05:46.17</dc:date>
    <meta:editing-duration>PT6M38S</meta:editing-duration>
    <meta:document-statistic meta:table-count="2" meta:image-count="2" meta:object-count="0" meta:page-count="13" meta:paragraph-count="265" meta:word-count="2482" meta:character-count="15929" meta:non-whitespace-character-count="13673"/>
  </office:meta>
</office:document-meta>
</file>